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9cab" officeooo:paragraph-rsid="00189cab"/>
    </style:style>
    <style:style style:name="P2" style:family="paragraph" style:parent-style-name="Standard">
      <style:text-properties style:text-underline-style="solid" style:text-underline-width="auto" style:text-underline-color="font-color" officeooo:rsid="00189cab" officeooo:paragraph-rsid="00189cab"/>
    </style:style>
    <style:style style:name="P3" style:family="paragraph" style:parent-style-name="Standard" style:list-style-name="L1">
      <style:text-properties style:text-underline-style="none" officeooo:rsid="00189cab" officeooo:paragraph-rsid="00189c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Cosas que faltan en el proyecto</text:p>
      <text:list xml:id="list880567433" text:style-name="L1">
        <text:list-item>
          <text:p text:style-name="P3">Cuando pinchas en el input → Mostrar metadatos de la imagen.</text:p>
        </text:list-item>
        <text:list-item>
          <text:p text:style-name="P3">Mostrar dimensiones de la imagen.</text:p>
        </text:list-item>
        <text:list-item>
          <text:p text:style-name="P3">Recortar.</text:p>
        </text:list-item>
        <text:list-item>
          <text:p text:style-name="P3">Vaciar el height input cuando pulsas submit.</text:p>
        </text:list-item>
        <text:list-item>
          <text:p text:style-name="P3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s" fo:country="E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s" fo:country="E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4:04:56.775578937</meta:creation-date>
    <dc:date>2019-10-02T14:09:06.100268145</dc:date>
    <meta:editing-duration>PT4M9S</meta:editing-duration>
    <meta:editing-cycles>2</meta:editing-cycles>
    <meta:generator>LibreOffice/6.2.4.2.0$Linux_X86_64 LibreOffice_project/20$Build-2</meta:generator>
    <meta:document-statistic meta:table-count="0" meta:image-count="0" meta:object-count="0" meta:page-count="1" meta:paragraph-count="6" meta:word-count="35" meta:character-count="182" meta:non-whitespace-character-count="157"/>
  </office:meta>
</office:document-meta>
</file>